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LegendElementImpl.getAccessKe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LegendElementImpl.get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MLLegendElementImpl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LegendElementImpl.setAccessKey( String access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LegendElementImpl.HTMLLegend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